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31.64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52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財物資產負債表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年<text:span text:style-name="T1">     </text:span><text:span text:style-name="T2">月</text:span><text:span text:style-name="T3">     </text:span><text:span text:style-name="T2">日</text:span>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3"/>
          <table:table-cell table:style-name="ce11" office:value-type="string" calcext:value-type="string">
            <text:p>        <text:span text:style-name="T4">年</text:span></text:p>
          </table:table-cell>
          <table:table-cell table:style-name="ce11" office:value-type="string" calcext:value-type="string">
            <text:p>       <text:span text:style-name="T4">年</text:span></text:p>
          </table:table-cell>
          <table:table-cell table:style-name="ce14" office:value-type="string" calcext:value-type="string">
            <text:p>增減百分比</text:p>
          </table:table-cell>
          <table:table-cell table:style-name="ce15" office:value-type="string" calcext:value-type="string">
            <text:p>備註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資產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現金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應收票據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應收帳款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存貨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預付款項及其他流動資產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長期應收帳款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長期投資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固定資產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遞延資產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其他資產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資產總額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4" office:value-type="string" calcext:value-type="string">
            <text:p>負債及股東權益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短期借款及銀行透支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應付利息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應付票據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應付帳款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其他應付款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長期負債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股份資本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未分配盈餘</text:p>
          </table:table-cell>
          <table:table-cell table:style-name="ce12" table:number-columns-repeated="3"/>
          <table:table-cell table:style-name="ce16"/>
          <table:table-cell table:number-columns-repeated="1019"/>
        </table:table-row>
        <table:table-row table:style-name="ro3">
          <table:table-cell table:style-name="ce6" office:value-type="string" calcext:value-type="string">
            <text:p>付債及股東權益總額</text:p>
          </table:table-cell>
          <table:table-cell table:style-name="ce13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3" table:number-rows-repeated="32">
          <table:table-cell table:number-columns-repeated="1024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35:47</meta:creation-date>
    <dc:creator>Joyce</dc:creator>
    <dc:date>2004-04-13T16:38:09</dc:date>
    <meta:print-date>2004-04-13T16:38:04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